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equencial</text:p>
          </table:table-cell>
          <table:table-cell table:style-name="ce4" office:value-type="string" calcext:value-type="string" table:number-columns-spanned="2" table:number-rows-spanned="1">
            <text:p>2 Processos</text:p>
          </table:table-cell>
          <table:covered-table-cell/>
          <table:table-cell table:style-name="ce4" office:value-type="string" calcext:value-type="string" table:number-columns-spanned="2" table:number-rows-spanned="1">
            <text:p>2 processo – OpenMP – 8 + 6 threads</text:p>
          </table:table-cell>
          <table:covered-table-cell/>
          <table:table-cell table:style-name="ce4" office:value-type="string" calcext:value-type="string" table:number-columns-spanned="2" table:number-rows-spanned="1">
            <text:p>14 processos</text:p>
          </table:table-cell>
          <table:covered-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Tempo</text:p>
          </table:table-cell>
          <table:table-cell table:style-name="ce3" office:value-type="string" calcext:value-type="string">
            <text:p>speedup</text:p>
          </table:table-cell>
          <table:table-cell table:style-name="ce5" office:value-type="string" calcext:value-type="string">
            <text:p>Tempo</text:p>
          </table:table-cell>
          <table:table-cell table:style-name="ce3" office:value-type="string" calcext:value-type="string">
            <text:p>speedup</text:p>
          </table:table-cell>
          <table:table-cell table:style-name="ce5" office:value-type="string" calcext:value-type="string">
            <text:p>Tempo</text:p>
          </table:table-cell>
          <table:table-cell table:style-name="ce3" office:value-type="string" calcext:value-type="string">
            <text:p>speedup</text:p>
          </table:table-cell>
        </table:table-row>
        <table:table-row table:style-name="ro1">
          <table:table-cell table:number-columns-repeated="2"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17.085" calcext:value-type="float">
            <text:p>17,085</text:p>
          </table:table-cell>
          <table:table-cell office:value-type="float" office:value="10.043" calcext:value-type="float">
            <text:p>10,043</text:p>
          </table:table-cell>
          <table:table-cell table:formula="of:=[.D3]/[.E3]" office:value-type="float" office:value="1.70118490490889" calcext:value-type="float">
            <text:p>1,70118490490889</text:p>
          </table:table-cell>
          <table:table-cell office:value-type="float" office:value="2.864" calcext:value-type="float">
            <text:p>2,864</text:p>
          </table:table-cell>
          <table:table-cell table:formula="of:=[.D3]/[.G3]" office:value-type="float" office:value="5.96543296089386" calcext:value-type="float">
            <text:p>5,96543296089386</text:p>
          </table:table-cell>
          <table:table-cell office:value-type="float" office:value="6.833" calcext:value-type="float">
            <text:p>6,833</text:p>
          </table:table-cell>
          <table:table-cell table:formula="of:=[.D3]/[.I3]" office:value-type="float" office:value="2.50036587150593" calcext:value-type="float">
            <text:p>2,5003658715059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office:value-type="float" office:value="36.2" calcext:value-type="float">
            <text:p>36,2</text:p>
          </table:table-cell>
          <table:table-cell office:value-type="float" office:value="18.416" calcext:value-type="float">
            <text:p>18,416</text:p>
          </table:table-cell>
          <table:table-cell table:formula="of:=[.D4]/[.E4]" office:value-type="float" office:value="1.96568201563858" calcext:value-type="float">
            <text:p>1,96568201563858</text:p>
          </table:table-cell>
          <table:table-cell office:value-type="float" office:value="4.605" calcext:value-type="float">
            <text:p>4,605</text:p>
          </table:table-cell>
          <table:table-cell table:formula="of:=[.D4]/[.G4]" office:value-type="float" office:value="7.86102062975027" calcext:value-type="float">
            <text:p>7,86102062975027</text:p>
          </table:table-cell>
          <table:table-cell office:value-type="float" office:value="10.126" calcext:value-type="float">
            <text:p>10,126</text:p>
          </table:table-cell>
          <table:table-cell table:formula="of:=[.D4]/[.I4]" office:value-type="float" office:value="3.5749555599447" calcext:value-type="float">
            <text:p>3,574955559944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1000" calcext:value-type="float">
            <text:p>1000</text:p>
          </table:table-cell>
          <table:table-cell table:formula="of:=60+11.436" office:value-type="float" office:value="71.436" calcext:value-type="float">
            <text:p>71,436</text:p>
          </table:table-cell>
          <table:table-cell office:value-type="float" office:value="36.958" calcext:value-type="float">
            <text:p>36,958</text:p>
          </table:table-cell>
          <table:table-cell table:formula="of:=[.D5]/[.E5]" office:value-type="float" office:value="1.93289680177499" calcext:value-type="float">
            <text:p>1,93289680177499</text:p>
          </table:table-cell>
          <table:table-cell office:value-type="float" office:value="8.41" calcext:value-type="float">
            <text:p>8,41</text:p>
          </table:table-cell>
          <table:table-cell table:formula="of:=[.D5]/[.G5]" office:value-type="float" office:value="8.49417360285375" calcext:value-type="float">
            <text:p>8,49417360285375</text:p>
          </table:table-cell>
          <table:table-cell office:value-type="float" office:value="16.858" calcext:value-type="float">
            <text:p>16,858</text:p>
          </table:table-cell>
          <table:table-cell table:formula="of:=[.D5]/[.I5]" office:value-type="float" office:value="4.23751334677898" calcext:value-type="float">
            <text:p>4,237513346778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23:13:57.595716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7T22:04:01.306524930</meta:creation-date>
    <dc:date>2020-10-08T23:28:39.737849040</dc:date>
    <meta:editing-duration>PT22M45S</meta:editing-duration>
    <meta:editing-cycles>6</meta:editing-cycles>
    <meta:generator>LibreOffice/7.0.1.2$Linux_X86_64 LibreOffice_project/7cbcfc562f6eb6708b5ff7d7397325de9e764452</meta:generator>
    <meta:document-statistic meta:table-count="1" meta:cell-count="41" meta:object-count="0"/>
  </office:meta>
</office:document-meta>
</file>